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4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ap = Basemap (projection = 'stere', lon_0 = lonmin, lat_0 = 90, lat_ts = latmin, <text:s/>llcrnrlat=latmin, urcrnrlat=latmax, lcrnrlon=lonmin, urcrnrlon=lonmax, rsphere=6371200., ellps = 'GRS67', resolution='l', area_thresh=1000)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ark brown bathysphere</text:p>
          </table:table-cell>
          <table:table-cell office:value-type="float" office:value="591694" calcext:value-type="float">
            <text:p>591694</text:p>
          </table:table-cell>
          <table:table-cell office:value-type="float" office:value="1346890" calcext:value-type="float">
            <text:p>1346890</text:p>
          </table:table-cell>
        </table:table-row>
        <table:table-row table:style-name="ro3">
          <table:table-cell office:value-type="string" calcext:value-type="string">
            <text:p>orange land</text:p>
          </table:table-cell>
          <table:table-cell office:value-type="float" office:value="641537" calcext:value-type="float">
            <text:p>641537</text:p>
          </table:table-cell>
          <table:table-cell office:value-type="float" office:value="1309430" calcext:value-type="float">
            <text:p>13094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2:02:36.226503739</meta:creation-date>
    <dc:date>2019-02-03T12:07:40.949321110</dc:date>
    <meta:editing-duration>PT5M5S</meta:editing-duration>
    <meta:editing-cycles>1</meta:editing-cycles>
    <meta:document-statistic meta:table-count="1" meta:cell-count="9" meta:object-count="0"/>
    <meta:generator>LibreOffice/6.0.7.3$Linux_X86_64 LibreOffice_project/00m0$Build-3</meta:generator>
  </office:meta>
</office:document-meta>
</file>